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Обычный">
      <style:paragraph-properties fo:margin-left="0cm" fo:margin-right="0cm" fo:line-height="0.529cm" fo:text-indent="1.244cm" style:auto-text-indent="false"/>
      <style:text-properties style:font-name-asian="Liberation Serif" style:font-name-complex="Liberation Serif"/>
    </style:style>
    <style:style style:name="P2" style:family="paragraph" style:parent-style-name="Обычный">
      <style:paragraph-properties fo:line-height="0.529cm"/>
      <style:text-properties style:font-name-asian="Liberation Serif" style:font-name-complex="Liberation Serif"/>
    </style:style>
    <style:style style:name="P3" style:family="paragraph" style:parent-style-name="Обычный">
      <style:paragraph-properties fo:margin-left="0cm" fo:margin-right="0cm" fo:line-height="0.529cm" fo:text-indent="2.487cm" style:auto-text-indent="false"/>
      <style:text-properties style:font-name-asian="Liberation Serif" style:font-name-complex="Liberation Serif"/>
    </style:style>
    <style:style style:name="P4" style:family="paragraph" style:parent-style-name="Обычный">
      <style:paragraph-properties fo:margin-left="0cm" fo:margin-right="0cm" fo:line-height="0.529cm" fo:text-indent="3.731cm" style:auto-text-indent="false"/>
      <style:text-properties style:font-name-asian="Liberation Serif" style:font-name-complex="Liberation Serif"/>
    </style:style>
    <style:style style:name="P5" style:family="paragraph" style:parent-style-name="Обычный">
      <style:paragraph-properties fo:margin-left="3.731cm" fo:margin-right="0cm" fo:line-height="0.529cm" fo:text-indent="0cm" style:auto-text-indent="false">
        <style:tab-stops/>
      </style:paragraph-properties>
      <style:text-properties style:font-name-asian="Liberation Serif" style:font-name-complex="Liberation Serif"/>
    </style:style>
    <style:style style:name="P6" style:family="paragraph" style:parent-style-name="Обычный" style:master-page-name="MP0">
      <style:paragraph-properties fo:line-height="0.529cm" style:page-number="auto" fo:break-before="page"/>
      <style:text-properties style:font-name-asian="Liberation Serif" style:font-name-complex="Liberation Serif"/>
    </style:style>
    <style:style style:name="P7" style:family="paragraph" style:parent-style-name="Обычный">
      <style:paragraph-properties fo:margin-left="0cm" fo:margin-right="0cm" fo:line-height="0.529cm" fo:text-indent="1.244cm" style:auto-text-indent="false"/>
      <style:text-properties style:font-name-asian="Liberation Serif" style:font-name-complex="Liberation Serif"/>
    </style:style>
    <style:style style:name="T1" style:family="text">
      <style:text-properties officeooo:rsid="001f266f"/>
    </style:style>
    <style:style style:name="T2" style:family="text">
      <style:text-properties officeooo:rsid="001ff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lock</text:p>
      <text:p text:style-name="P1">block.html(link rel stylesheet src=template/block_template.css)</text:p>
      <text:p text:style-name="P1"><text:tab/><text:tab/>/<text:span text:style-name="T2">theme</text:span></text:p>
      <text:p text:style-name="P1"><text:tab/><text:tab/><text:tab/>/<text:span text:style-name="T1">theme</text:span>-name/block_<text:span text:style-name="T1">theme_value</text:span>.css</text:p>
      <text:p text:style-name="P1"/>
      <text:p text:style-name="P1">/mods <text:s/>(ex.:block_t-a-center)</text:p>
      <text:p text:style-name="P1"/>
      <text:p text:style-name="P2"/>
      <text:p text:style-name="P2">dist</text:p>
      <text:p text:style-name="P1">/styles</text:p>
      <text:p text:style-name="P3">/common</text:p>
      <text:p text:style-name="P4">common__vars.css</text:p>
      <text:p text:style-name="P4">common__styles.css</text:p>
      <text:p text:style-name="P5">common__mods.css(ex.:.mod_t-a-center)</text:p>
      <text:p text:style-name="P4">normalise.css</text:p>
      <text:p text:style-name="P2"/>
      <text:p text:style-name="Standard">Задача текущего проекта - сделать независимые бло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9-28T05:24:00Z</meta:creation-date>
    <dc:date>2017-09-28T09:27:23.870218163</dc:date>
    <meta:editing-cycles>7</meta:editing-cycles>
    <meta:editing-duration>PT3M32S</meta:editing-duration>
    <meta:document-statistic meta:table-count="0" meta:image-count="0" meta:object-count="0" meta:page-count="1" meta:paragraph-count="13" meta:word-count="23" meta:character-count="294" meta:non-whitespace-character-count="278"/>
    <meta:template xlink:type="simple" xlink:actuate="onRequest" xlink:title="" xlink:href="Normal.dotm"/>
  </office:meta>
</office:document-meta>
</file>